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72pt" style:font-size-asian="72pt" style:font-size-complex="72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color="#3399ff" fo:font-size="20pt" style:font-size-asian="20pt" style:font-size-complex="20pt"/>
    </style:style>
    <style:style style:name="P5" style:family="paragraph" style:parent-style-name="Standard">
      <style:text-properties fo:color="#3399ff" fo:font-size="20pt" style:font-size-asian="20pt" style:font-size-complex="20pt"/>
    </style:style>
    <style:style style:name="P6" style:family="paragraph" style:parent-style-name="Standard">
      <style:text-properties fo:color="#006699" fo:font-size="36pt" style:font-size-asian="36pt" style:font-size-complex="36pt"/>
    </style:style>
    <style:style style:name="P7" style:family="paragraph" style:parent-style-name="Standard">
      <style:text-properties fo:font-size="36pt" style:font-size-asian="36pt" style:font-size-complex="36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6699" fo:font-size="36pt" style:font-size-asian="36pt" style:font-size-complex="36pt"/>
    </style:style>
    <style:style style:name="T4" style:family="text">
      <style:text-properties fo:color="#3399ff"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Quad Trees</text:span></text:p>
      <text:p text:style-name="P2"/>
      <text:p text:style-name="P2">By Alan Solit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<text:span text:style-name="T3">What Are Quad Trees?</text:span></text:p>
      <text:p text:style-name="Standard"/>
      <text:p text:style-name="P4">-Tree Data structure used to represent/partition space</text:p>
      <text:p text:style-name="P4"/>
      <text:p text:style-name="P4">-root will represent the entire space</text:p>
      <text:p text:style-name="P4"/>
      <text:p text:style-name="P4">-In general – each node will have a maximum of 4 children </text:p>
      <text:p text:style-name="P4"/>
      <text:p text:style-name="P4">-General process – split sub-areas into 4 recursively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6"><text:tab/><text:tab/><text:tab/>Region Quad Tree</text:p>
      <text:p text:style-name="P6"/>
      <text:p text:style-name="P4">-In region quad tree every node is has either 4 children or no children (a leaf)</text:p>
      <text:p text:style-name="P4"/>
      <text:p text:style-name="Standard"><text:span text:style-name="T4">-Region quad tree is a type of trie – structure is independent of the values – allows us to label nodes very ea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span text:style-name="T2">Region Quad Application:</text:span></text:p>
      <text:p text:style-name="P7"/>
      <text:p text:style-name="P4">-Can be used to represent an image where the length and width must be powers of two</text:p>
      <text:p text:style-name="P4">-root is entire image</text:p>
      <text:p text:style-name="P4">-you keep splitting until you reach leaf nodes that only contains 0's or 1'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tab/><text:tab/><text:tab/><text:tab/><text:tab/>Point Quad Tree</text:p>
      <text:p text:style-name="Standard"/>
      <text:p text:style-name="P4">-very similar to a binary tree</text:p>
      <text:p text:style-name="P4"/>
      <text:p text:style-name="P4">- instead of “left” and “right”, “NW”, “NE”, “SW”, “SE”</text:p>
      <text:p text:style-name="P4"/>
      <text:p text:style-name="P4">- node holds a point structure</text:p>
      <text:p text:style-name="P4"/>
      <text:p text:style-name="P4">-point – key = coordinates</text:p>
      <text:p text:style-name="P4"/>
      <text:p text:style-name="P4">-value - whatever</text:p>
      <text:p text:style-name="Standard"/>
      <text:p text:style-name="Standard"/>
      <text:p text:style-name="Standard"/>
      <text:p text:style-name="Standard">https://www.youtube.com/watch?v=TJzq_kjtGTc</text:p>
      <text:p text:style-name="Standard"/>
      <text:p text:style-name="Standard"/>
      <text:p text:style-name="Standard"/>
      <text:p text:style-name="Standard"/>
      <text:p text:style-name="Standard">-Objects on a boundary can be held in the root or inside all areas that it is in</text:p>
      <text:p text:style-name="Standard">- wh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How Does it Work?</text:p>
      <text:p text:style-name="Standard">-Root node usually represents the entire space you wants represent</text:p>
      <text:p text:style-name="Standard">-Each node can keep track of it's dimensions and area</text:p>
      <text:p text:style-name="Standard">-points on the border can be stored in the parent node</text:p>
      <text:p text:style-name="Standard"/>
      <text:p text:style-name="Standard">Different types:</text:p>
      <text:p text:style-name="Standard"/>
      <text:p text:style-name="Standard">region quad tree – you will split the area recursively into 4's.</text:p>
      <text:p text:style-name="Standard"/>
      <text:p text:style-name="Standard">When do you split – when you have more points in an area than some predetermined number</text:p>
      <text:p text:style-name="Standard">When to stop – in general, you know the smallest unit that exists – a pixel</text:p>
      <text:p text:style-name="Standard"/>
      <text:p text:style-name="Standard"/>
      <text:p text:style-name="Standard"><text:tab/><text:tab/>Inserting into a Quad Tree</text:p>
      <text:p text:style-name="Standard">-Start at root, and traverse through all the quadrants the point is in. When you reach a leaf node, add <text:s/>point to list of points</text:p>
      <text:p text:style-name="Standard">-If you exceed some number of points, split the leaf into quadrants and redistribute the points</text:p>
      <text:p text:style-name="Standard"><text:soft-page-break/><text:tab/><text:tab/>Deleting</text:p>
      <text:p text:style-name="Standard">-same traversal as in insertion, but when you reach a leaf delete it</text:p>
      <text:p text:style-name="Standard"/>
      <text:p text:style-name="Standard"><text:tab/><text:tab/><text:tab/><text:tab/><text:tab/>Why we represent space as trees?</text:p>
      <text:p text:style-name="Standard">-</text:p>
      <text:p text:style-name="Standard">-By representing space as a tree, we make it easy to traverse and find thing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What can we Use them for?</text:p>
      <text:p text:style-name="Standard">-Games<text:tab/><text:tab/><text:tab/><text:tab/><text:tab/></text:p>
      <text:p text:style-name="Standard"><text:tab/>-Partitioning 2d space</text:p>
      <text:p text:style-name="Standard"><text:tab/>-Collision Detection</text:p>
      <text:p text:style-name="Standard"><text:tab/>-Destructible enviornments </text:p>
      <text:p text:style-name="Standard"/>
      <text:p text:style-name="Standard"/>
      <text:p text:style-name="Standard"/>
      <text:p text:style-name="Standard"/>
      <text:p text:style-name="Standard"><text:a xlink:type="simple" xlink:href="https://www.cs.umd.edu/class/spring2008/cmsc420/L17-18.QuadTrees.pdf" text:style-name="Internet_20_link" text:visited-style-name="Visited_20_Internet_20_Link">https://www.cs.umd.edu/class/spring2008/cmsc420/L17-18.QuadTrees.pdf</text:a></text:p>
      <text:p text:style-name="Standard"><text:a xlink:type="simple" xlink:href="http://blog.notdot.net/2009/11/Damn-Cool-Algorithms-Spatial-indexing-with-Quadtrees-and-Hilbert-Curves" text:style-name="Internet_20_link" text:visited-style-name="Visited_20_Internet_20_Link">http://blog.notdot.net/2009/11/Damn-Cool-Algorithms-Spatial-indexing-with-Quadtrees-and-Hilbert-Curves</text:a></text:p>
      <text:p text:style-name="Standard">https://en.wikipedia.org/wiki/Quadtree#The_region_quadt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Solitar</meta:initial-creator>
    <meta:creation-date>2016-05-01T16:02:29.49</meta:creation-date>
    <dc:date>2016-05-04T11:45:32.80</dc:date>
    <dc:creator>Alan Solitar</dc:creator>
    <meta:editing-duration>PT3H54M43S</meta:editing-duration>
    <meta:editing-cycles>58</meta:editing-cycles>
    <meta:generator>OpenOffice/4.1.1$Win32 OpenOffice.org_project/411m6$Build-9775</meta:generator>
    <meta:document-statistic meta:table-count="0" meta:image-count="0" meta:object-count="0" meta:page-count="5" meta:paragraph-count="47" meta:word-count="357" meta:character-count="2196"/>
  </office:meta>
</office:document-meta>
</file>